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cf50" officeooo:paragraph-rsid="000ccf50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left" style:justify-single-word="false"/>
      <style:text-properties fo:font-size="14pt" style:text-underline-style="none" fo:font-weight="normal" officeooo:rsid="000ccf50" officeooo:paragraph-rsid="000ccf50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officeooo:rsid="000ccf50" style:font-size-asian="14pt" style:font-size-complex="14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font-size="14pt" officeooo:rsid="000ccf50" style:font-size-asian="14pt" style:font-size-complex="14pt"/>
    </style:style>
    <style:style style:name="P5" style:family="paragraph" style:parent-style-name="Preformatted_20_Text">
      <style:text-properties fo:font-size="14pt" officeooo:rsid="000ccf50" style:font-size-asian="14pt" style:font-size-complex="14pt"/>
    </style:style>
    <style:style style:name="P6" style:family="paragraph" style:parent-style-name="Horizontal_20_Line">
      <style:text-properties fo:font-size="14pt" officeooo:rsid="000ccf50" style:font-size-asian="14pt" style:font-size-complex="14pt"/>
    </style:style>
    <style:style style:name="P7" style:family="paragraph" style:parent-style-name="Heading_20_1">
      <style:text-properties fo:font-size="14pt" fo:font-weight="normal" officeooo:rsid="000ccf50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text-properties fo:font-size="14pt" officeooo:rsid="000ccf50" style:font-size-asian="14pt" style:font-size-complex="14pt"/>
    </style:style>
    <style:style style:name="P9" style:family="paragraph" style:parent-style-name="Text_20_body" style:list-style-name="L2">
      <style:text-properties fo:font-size="14pt" officeooo:rsid="000ccf50" style:font-size-asian="14pt" style:font-size-complex="14pt"/>
    </style:style>
    <style:style style:name="P10" style:family="paragraph" style:parent-style-name="Text_20_body" style:list-style-name="L3">
      <style:text-properties fo:font-size="14pt" officeooo:rsid="000ccf50" style:font-size-asian="14pt" style:font-size-complex="14pt"/>
    </style:style>
    <style:style style:name="P11" style:family="paragraph" style:parent-style-name="Heading_20_3">
      <style:text-properties fo:font-weight="normal" officeooo:rsid="000ccf50" style:font-weight-asian="normal" style:font-weight-complex="normal"/>
    </style:style>
    <style:style style:name="P12" style:family="paragraph" style:parent-style-name="Standard">
      <style:paragraph-properties fo:text-align="left" style:justify-single-word="false"/>
      <style:text-properties fo:font-size="14pt" style:text-underline-style="none" fo:font-weight="normal" officeooo:rsid="000ccf50" officeooo:paragraph-rsid="000ccf50" style:font-size-asian="14pt" style:font-weight-asian="normal" style:font-size-complex="14pt" style:font-weight-complex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-end Playground</text:p>
      <text:p text:style-name="P1"/>
      <text:h text:style-name="P2" text:outline-level="1">1. Main Playground Page</text:h>
      <text:p text:style-name="P3">You only need <text:span text:style-name="Strong_20_Emphasis">one page</text:span>:</text:p>
      <text:section text:style-name="Sect1" text:name="code-block-viewer">
        <text:p text:style-name="P4">/playground</text:p>
      </text:section>
      <text:p text:style-name="P3">Inside it, we divide the screen into <text:span text:style-name="Strong_20_Emphasis">two main columns</text:span>.</text:p>
      <text:section text:style-name="Sect1" text:name="Section1">
        <text:p text:style-name="P4"><text:bookmark text:name="code-block-viewer"/>-----------------------------------------</text:p>
        <text:p text:style-name="P5">| Problem Panel | Code Editor + Console |</text:p>
        <text:p text:style-name="P5">-----------------------------------------</text:p>
      </text:section>
      <text:p text:style-name="P3">Left side → <text:span text:style-name="Strong_20_Emphasis">Problem information</text:span><text:line-break/>Right side → <text:span text:style-name="Strong_20_Emphasis">Coding environment</text:span></text:p>
      <text:p text:style-name="P6"/>
      <text:h text:style-name="P7" text:outline-level="1">2. Problem Prompt Section</text:h>
      <text:p text:style-name="P3">This is the <text:span text:style-name="Strong_20_Emphasis">first thing the user interacts with</text:span>.</text:p>
      <text:p text:style-name="P3">Components:</text:p>
      <text:list text:style-name="L1">
        <text:list-item>
          <text:p text:style-name="P8">Problem input box</text:p>
        </text:list-item>
        <text:list-item>
          <text:p text:style-name="P8">Generate button</text:p>
        </text:list-item>
      </text:list>
      <text:p text:style-name="P3">Example UI:</text:p>
      <text:section text:style-name="Sect1" text:name="Section2">
        <text:p text:style-name="P4"><text:bookmark text:name="code-block-viewer Copy 1"/>Enter a problem idea:</text:p>
        <text:p text:style-name="P5">[ two sum problem ]</text:p>
        <text:p text:style-name="P5">[ Generate Problem ]</text:p>
      </text:section>
      <text:p text:style-name="P3">When clicked:</text:p>
      <text:section text:style-name="Sect1" text:name="Section3">
        <text:p text:style-name="P4"><text:bookmark text:name="code-block-viewer Copy 2"/>POST /generate</text:p>
      </text:section>
      <text:p text:style-name="P3">The backend calls <text:span text:style-name="Strong_20_Emphasis">Gemini API</text:span> and returns the problem.</text:p>
      <text:p text:style-name="P6"/>
      <text:h text:style-name="P7" text:outline-level="1">3. Problem Description Panel</text:h>
      <text:p text:style-name="P3">Once the problem is generated, this panel shows:</text:p>
      <text:list text:style-name="L2">
        <text:list-item>
          <text:p text:style-name="P9">title</text:p>
        </text:list-item>
        <text:list-item>
          <text:p text:style-name="P9">description</text:p>
        </text:list-item>
        <text:list-item>
          <text:p text:style-name="P9">constraints</text:p>
        </text:list-item>
        <text:list-item>
          <text:p text:style-name="P9">examples</text:p>
        </text:list-item>
      </text:list>
      <text:p text:style-name="P3"><text:soft-page-break/>Example:</text:p>
      <text:section text:style-name="Sect1" text:name="Section4">
        <text:p text:style-name="P4"><text:bookmark text:name="code-block-viewer Copy 3"/>Title: Two Sum</text:p>
        <text:p text:style-name="P5">Description:</text:p>
        <text:p text:style-name="P5">Given an array of integers and a target value...</text:p>
        <text:p text:style-name="P5">Constraints:</text:p>
        <text:p text:style-name="P5">1 ≤ n ≤ 10^5</text:p>
      </text:section>
      <text:p text:style-name="P3">This panel is <text:span text:style-name="Strong_20_Emphasis">read-only</text:span>.</text:p>
      <text:p text:style-name="P6"/>
      <text:h text:style-name="P7" text:outline-level="1">4. Code Editor</text:h>
      <text:p text:style-name="P3">This is the heart of the playground.</text:p>
      <text:p text:style-name="P3">Use:</text:p>
      <text:p text:style-name="P3"><text:span text:style-name="Strong_20_Emphasis">Monaco Editor</text:span><text:line-break/>(the same editor engine behind <text:span text:style-name="Strong_20_Emphasis">Visual Studio Code</text:span>).</text:p>
      <text:p text:style-name="P3">Features you should enable:</text:p>
      <text:list text:style-name="L3">
        <text:list-item>
          <text:p text:style-name="P10">syntax highlighting</text:p>
        </text:list-item>
        <text:list-item>
          <text:p text:style-name="P10">line numbers</text:p>
        </text:list-item>
        <text:list-item>
          <text:p text:style-name="P10">auto indentation</text:p>
        </text:list-item>
        <text:list-item>
          <text:p text:style-name="P10">language selection (optional for Phase-1)</text:p>
        </text:list-item>
      </text:list>
      <text:p text:style-name="P3">When a problem loads, the editor automatically fills with:</text:p>
      <text:section text:style-name="Sect1" text:name="Section5">
        <text:p text:style-name="P4"><text:bookmark text:name="code-block-viewer Copy 4"/>boilerplate code</text:p>
      </text:section>
      <text:p text:style-name="P3">Example:</text:p>
      <text:section text:style-name="Sect1" text:name="Section6">
        <text:p text:style-name="P4"><text:bookmark text:name="code-block-viewer Copy 5"/>#include &lt;iostream&gt;</text:p>
        <text:p text:style-name="P5">using namespace std;</text:p>
        <text:p text:style-name="P5">int main() {</text:p>
        <text:p text:style-name="P5"><text:s text:c="4"/></text:p>
        <text:p text:style-name="P5">}</text:p>
      </text:section>
      <text:p text:style-name="P6"/>
      <text:h text:style-name="P7" text:outline-level="1">5. Console / Output Panel</text:h>
      <text:p text:style-name="P3">Below the editor.</text:p>
      <text:p text:style-name="P3">This displays results from the backend.</text:p>
      <text:p text:style-name="P3">Example outputs:</text:p>
      <text:section text:style-name="Sect1" text:name="Section7">
        <text:p text:style-name="P4"><text:bookmark text:name="code-block-viewer Copy 6"/>Testcase 1: Passed</text:p>
        <text:p text:style-name="P5"><text:soft-page-break/>Testcase 2: Passed</text:p>
        <text:p text:style-name="P5">Testcase 3: Failed</text:p>
        <text:p text:style-name="P5">Expected: 6</text:p>
        <text:p text:style-name="P5">Received: 8</text:p>
      </text:section>
      <text:p text:style-name="P3">Or compilation errors:</text:p>
      <text:section text:style-name="Sect1" text:name="Section8">
        <text:p text:style-name="P4"><text:bookmark text:name="code-block-viewer Copy 7"/>Compilation Error:</text:p>
        <text:p text:style-name="P5">missing semicolon on line 12</text:p>
      </text:section>
      <text:p text:style-name="P6"/>
      <text:h text:style-name="P7" text:outline-level="1">6. Control Buttons</text:h>
      <text:p text:style-name="P3">You need <text:span text:style-name="Strong_20_Emphasis">four buttons</text:span>.</text:p>
      <text:section text:style-name="Sect1" text:name="Section9">
        <text:p text:style-name="P4"><text:bookmark text:name="code-block-viewer Copy 8"/>Run Code</text:p>
        <text:p text:style-name="P5">Submit</text:p>
        <text:p text:style-name="P5">Get Hint</text:p>
        <text:p text:style-name="P5">Reset</text:p>
      </text:section>
      <text:h text:style-name="P11" text:outline-level="3">Run Code</text:h>
      <text:p text:style-name="P3">Calls:</text:p>
      <text:section text:style-name="Sect1" text:name="Section10">
        <text:p text:style-name="P4"><text:bookmark text:name="code-block-viewer Copy 9"/>POST /run</text:p>
      </text:section>
      <text:p text:style-name="P3">Runs code against testcases.</text:p>
      <text:p text:style-name="P6"/>
      <text:h text:style-name="P11" text:outline-level="3">Submit</text:h>
      <text:p text:style-name="P3">Calls:</text:p>
      <text:section text:style-name="Sect1" text:name="Section11">
        <text:p text:style-name="P4"><text:bookmark text:name="code-block-viewer Copy 10"/>POST /submit</text:p>
      </text:section>
      <text:p text:style-name="P3">Runs full judge + triggers AI evaluation.</text:p>
      <text:p text:style-name="P6"/>
      <text:h text:style-name="P11" text:outline-level="3">Get Hint</text:h>
      <text:p text:style-name="P3">Calls:</text:p>
      <text:section text:style-name="Sect1" text:name="Section12">
        <text:p text:style-name="P4"><text:bookmark text:name="code-block-viewer Copy 11"/>POST /hint</text:p>
      </text:section>
      <text:p text:style-name="P3">Only allowed <text:span text:style-name="Strong_20_Emphasis">3 times</text:span>.</text:p>
      <text:p text:style-name="P3">Hint example:</text:p>
      <text:section text:style-name="Sect1" text:name="Section13">
        <text:p text:style-name="P4"><text:bookmark text:name="code-block-viewer Copy 12"/>Hint 1:</text:p>
        <text:p text:style-name="P5">Try storing visited numbers in a hashmap.</text:p>
      </text:section>
      <text:p text:style-name="P6"/>
      <text:h text:style-name="P11" text:outline-level="3"><text:soft-page-break/>Reset</text:h>
      <text:p text:style-name="P3">Clears:</text:p>
      <text:section text:style-name="Sect1" text:name="Section14">
        <text:p text:style-name="P4"><text:bookmark text:name="code-block-viewer Copy 13"/>editor code</text:p>
        <text:p text:style-name="P5">console output</text:p>
        <text:p text:style-name="P5">hint counter</text:p>
        <text:p text:style-name="P5">failed attempts</text:p>
      </text:section>
      <text:p text:style-name="P6"/>
      <text:h text:style-name="P7" text:outline-level="1">7. Hint Display Section</text:h>
      <text:p text:style-name="P3">Hints should appear in a small box.</text:p>
      <text:p text:style-name="P3">Example:</text:p>
      <text:section text:style-name="Sect1" text:name="Section15">
        <text:p text:style-name="P4"><text:bookmark text:name="code-block-viewer Copy 14"/>Hints</text:p>
        <text:p text:style-name="P5">1. Think about storing values in a hash map.</text:p>
        <text:p text:style-name="P5">2. You only need to check each number once.</text:p>
      </text:section>
      <text:p text:style-name="P6"/>
      <text:h text:style-name="P7" text:outline-level="1">8. Submission Feedback Panel</text:h>
      <text:p text:style-name="P3">After success, show something like:</text:p>
      <text:section text:style-name="Sect1" text:name="Section16">
        <text:p text:style-name="P4"><text:bookmark text:name="code-block-viewer Copy 15"/>Accepted ✓</text:p>
        <text:p text:style-name="P5">Runtime: 24 ms</text:p>
        <text:p text:style-name="P5">Memory: 10 MB</text:p>
        <text:p text:style-name="P5">AI Interview Rating:</text:p>
        <text:p text:style-name="P5">8/10</text:p>
        <text:p text:style-name="P5">Feedback:</text:p>
        <text:p text:style-name="P5">Good approach using hashmap.</text:p>
        <text:p text:style-name="P5">Time complexity O(n).</text:p>
      </text:section>
      <text:p text:style-name="P3">This feedback is generated through the <text:span text:style-name="Strong_20_Emphasis">Gemini API</text:span>.</text:p>
      <text:p text:style-name="P6"/>
      <text:h text:style-name="P7" text:outline-level="1">9. Frontend State (Important)</text:h>
      <text:p text:style-name="P3">Your React state might look like this:</text:p>
      <text:section text:style-name="Sect1" text:name="Section17">
        <text:p text:style-name="P4"><text:bookmark text:name="code-block-viewer Copy 16"/>problem</text:p>
        <text:p text:style-name="P5">testcases</text:p>
        <text:p text:style-name="P5">code</text:p>
        <text:p text:style-name="P5">consoleOutput</text:p>
        <text:p text:style-name="P5">hintCount</text:p>
        <text:p text:style-name="P5">failedAttempts</text:p>
        <text:p text:style-name="P5">aiRating</text:p>
      </text:section>
      <text:p text:style-name="P3"><text:soft-page-break/>Example:</text:p>
      <text:section text:style-name="Sect1" text:name="Section18">
        <text:p text:style-name="P4"><text:bookmark text:name="code-block-viewer Copy 17"/>hintCount = 0</text:p>
        <text:p text:style-name="P5">failedAttempts = 0</text:p>
      </text:section>
      <text:p text:style-name="P6"/>
      <text:h text:style-name="P7" text:outline-level="1">10. Component Structure</text:h>
      <text:p text:style-name="P3">Your frontend could look like this:</text:p>
      <text:section text:style-name="Sect1" text:name="Section19">
        <text:p text:style-name="P4"><text:bookmark text:name="code-block-viewer Copy 18"/>src</text:p>
        <text:p text:style-name="P5"><text:s/>├── pages</text:p>
        <text:p text:style-name="P5"><text:s/>│ <text:s text:c="2"/>└── Playground.jsx</text:p>
        <text:p text:style-name="P5"><text:s/>│</text:p>
        <text:p text:style-name="P5"><text:s/>├── components</text:p>
        <text:p text:style-name="P5"><text:s/>│ <text:s text:c="2"/>├── ProblemPrompt.jsx</text:p>
        <text:p text:style-name="P5"><text:s/>│ <text:s text:c="2"/>├── ProblemPanel.jsx</text:p>
        <text:p text:style-name="P5"><text:s/>│ <text:s text:c="2"/>├── CodeEditor.jsx</text:p>
        <text:p text:style-name="P5"><text:s/>│ <text:s text:c="2"/>├── ConsoleOutput.jsx</text:p>
        <text:p text:style-name="P5"><text:s/>│ <text:s text:c="2"/>├── HintPanel.jsx</text:p>
        <text:p text:style-name="P5"><text:s/>│ <text:s text:c="2"/>└── ControlButtons.jsx</text:p>
      </text:section>
      <text:p text:style-name="P3">Each component handles <text:span text:style-name="Strong_20_Emphasis">one responsibility</text:span>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09:47:46.839547000</meta:creation-date>
    <dc:date>2026-03-08T09:48:52.424777100</dc:date>
    <meta:editing-duration>PT1M7S</meta:editing-duration>
    <meta:editing-cycles>1</meta:editing-cycles>
    <meta:document-statistic meta:table-count="0" meta:image-count="0" meta:object-count="0" meta:page-count="5" meta:paragraph-count="133" meta:word-count="433" meta:character-count="2663" meta:non-whitespace-character-count="2344"/>
    <meta:generator>LibreOffice/26.2.0.3$Windows_X86_64 LibreOffice_project/620$Build-3</meta:generator>
  </office:meta>
</office:document-meta>
</file>